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ElementMapping.isAttributeProperty( QName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rnalDocum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ElementMapping.Extension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ElementMapping.getStandar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